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split="http://www.deltaxml.com/ns/track-changes/split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delta:insertion-change-idref="ct1" delta:insertion-type="insert-with-content">
      <style:table-properties style:width="17cm" table:align="margins"/>
    </style:style>
    <style:style style:name="Table1.A" style:family="table-column" delta:insertion-change-idref="ct1" delta:insertion-type="insert-with-content">
      <style:table-column-properties style:column-width="8.5cm" style:rel-column-width="32767*"/>
    </style:style>
    <style:style style:name="Table1.A1" style:family="table-cell" delta:insertion-change-idref="ct1" delta:insertion-type="insert-with-content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delta:insertion-change-idref="ct1" delta:insertion-type="insert-with-content">
      <style:table-cell-properties fo:padding="0.097cm" fo:border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09:3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graph Split by Table Addition</text:h>
      <text:p text:style-name="Text_20_body">In this example, a table will be added to the following paragraph in between the aquare brackets. This will split the paragraph.</text:p>
      <text:p text:style-name="Text_20_body" split:split0001-idref="split1">A table will be added to this paragraph. [</text:p>
      <table:table table:name="Table1" table:style-name="Table1" delta:insertion-change-idref="ct1" delta:insertion-type="insert-with-content">
        <table:table-column table:style-name="Table1.A" table:number-columns-repeated="2"/>
        <table:table-row>
          <table:table-cell table:style-name="Table1.A1" office:value-type="string">
            <text:p text:style-name="Table_20_Contents">Added</text:p>
          </table:table-cell>
          <table:table-cell table:style-name="Table1.B1" office:value-type="string">
            <text:p text:style-name="Table_20_Contents">Table</text:p>
          </table:table-cell>
        </table:table-row>
      </table:table>
      <text:p text:style-name="Text_20_body" delta:split-id="split1" delta:insertion-change-idref="ct1" delta:insertion-type="split">] This will be in the new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delta="http://www.deltaxml.com/ns/track-changes/delta-namespa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delta:insertion-change-idref="ct1" delta:insertion-type="insert-with-content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3T09:32:17</meta:creation-date>
    <dc:date>2010-06-23T09:33:48</dc:date>
    <dc:creator>Tristan Mitchell</dc:creator>
    <meta:editing-duration>PT00H01M17S</meta:editing-duration>
    <meta:editing-cycles>1</meta:editing-cycles>
    <meta:generator>OpenOffice.org/3.2$Unix OpenOffice.org_project/320m18$Build-9502</meta:generator>
    <meta:document-statistic meta:table-count="1" meta:image-count="0" meta:object-count="0" meta:page-count="1" meta:paragraph-count="6" meta:word-count="46" meta:character-count="249"/>
  </office:meta>
</office:document-meta>
</file>